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ContextCacheTests.ensureLruOrderingIsUpd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ruContextCacheTests.ensureEvictedContextsAre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ruContextCacheTests.maxCacheSizeTh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ruContextCacheTests.config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ContextCacheTests.maxCacheSizeNegative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ContextCacheTests.maxCacheSize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ContextCacheTests.assertCacheContents( DefaultContextCache cache , String ... expecte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ruContextCacheTests.maxCacheSize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